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40ee" officeooo:paragraph-rsid="001240e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paragraph-rsid="001240e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240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Procès-verbal de l'assemblée générale extraordinaire du <text:span text:style-name="T1">10 octobre 2019</text:span> Liquidation de la société <text:span text:style-name="T1">Ubikiwi</text:span></text:h>
      <text:p text:style-name="P4"/>
      <text:p text:style-name="P1">SASU UBIKIWI</text:p>
      <text:p text:style-name="Text_20_body">Domiciliée au <text:span text:style-name="T1">127 boulevard Auguste Blanqui, 75013 Paris</text:span></text:p>
      <text:p text:style-name="Text_20_body">Au capital de <text:span text:style-name="T1">1000 </text:span>€.</text:p>
      <text:p text:style-name="Text_20_body">Immatriculée au RCS de <text:span text:style-name="T1">Paris</text:span> sous le n° <text:span text:style-name="T1">821 617 263</text:span></text:p>
      <text:p text:style-name="Text_20_body"/>
      <text:p text:style-name="Text_20_body">L’associé <text:span text:style-name="T1">unique</text:span> de la société <text:span text:style-name="T1">Ubikiwi a fait une </text:span>assemblée générale extraordinaire le <text:span text:style-name="T1">10 octobre 2019</text:span>, à <text:span text:style-name="T1">10h</text:span>, au <text:span text:style-name="T1">chemin de la chapelle, 20138 Coti-Chiavari.</text:span></text:p>
      <text:p text:style-name="Text_20_body"><text:span text:style-name="T1">L</text:span>'assemblée générale extraordinaire est valablement constituée et peut donc délibérer. </text:p>
      <text:p text:style-name="Text_20_body">L'assemblée générale extraordinaire est présidée par <text:span text:style-name="T1">Monsieur Francis Chabouis</text:span> en sa qualité de liquidateur.</text:p>
      <text:p text:style-name="Text_20_body">Le président rappelle que l'assemblée générale extraordinaire est appelée à délibérer sur l'ordre du jour suivant : liquidation de la société.</text:p>
      <text:p text:style-name="Text_20_body">Le président propose à l'assemblée de voter les résolutions suivantes :</text:p>
      <text:p text:style-name="Text_20_body"/>
      <text:p text:style-name="Text_20_body"/>
      <text:p text:style-name="P2">Première résolution : approbation des comptes</text:p>
      <text:p text:style-name="Text_20_body">L'associé <text:span text:style-name="T1">unique</text:span>, après avoir entendu lecture du rapport du liquidateur sur l'ensemble des opérations de liquidation et avoir pris connaissance des comptes définitifs arrêtés le <text:span text:style-name="T1">10 septembre 2019</text:span>, présentant un solde créditeur d'un montant de <text:span text:style-name="T1">539 </text:span>€, approuve lesdits comptes.</text:p>
      <text:p text:style-name="Text_20_body">Mise au vote à main levée, cette résolution est adoptée à <text:span text:style-name="T1">1 </text:span>voix contre <text:span text:style-name="T1">0</text:span>.</text:p>
      <text:p text:style-name="Text_20_body"/>
      <text:p text:style-name="Text_20_body"/>
      <text:p text:style-name="P2">Deuxième résolution : répartition du boni de liquidation</text:p>
      <text:p text:style-name="P1">L’associé unique décide de se verser le montant de 539 € au titre du remboursement du montant de son apport.</text:p>
      <text:p text:style-name="P3"><text:span text:style-name="T1">La liquidation n’entraine aucun boni de liquidation.</text:span></text:p>
      <text:p text:style-name="Text_20_body">Mise au vote à main levée, cette résolution est adoptée à <text:span text:style-name="T1">1</text:span> voix contre <text:span text:style-name="T1">0</text:span>.</text:p>
      <text:p text:style-name="Text_20_body"/>
      <text:p text:style-name="Text_20_body"/>
      <text:p text:style-name="P2">Troisième résolution : quitus au liquidateur</text:p>
      <text:p text:style-name="Text_20_body"><text:soft-page-break/>En conséquence des résolutions adoptées, l'assemblée donne quitus au liquidateur pour sa gestion et le décharge de son mandat à compter du <text:span text:style-name="T1">10 octobre 2019</text:span>, date à laquelle est constatée la clôture de la liquidation.</text:p>
      <text:p text:style-name="Text_20_body">Mise au vote à main levée, cette résolution est adoptée à <text:span text:style-name="T1">1</text:span> voix contre <text:span text:style-name="T1">0</text:span>.</text:p>
      <text:p text:style-name="Text_20_body"/>
      <text:p text:style-name="Text_20_body"/>
      <text:p text:style-name="P2">Quatrième résolution : Radiation du RCS - Publicité</text:p>
      <text:p text:style-name="Text_20_body">L'assemblée donne tous pouvoirs à Monsieur <text:span text:style-name="T1">Francis Chabouis</text:span> pour effectuer la demande de radiation de la société du registre du commerce et des sociétés et accomplir les formalités de publicité afférentes aux décisions ci-dessus adoptées conformément aux dispositions législatives et réglementaires en vigueur.</text:p>
      <text:p text:style-name="Text_20_body">Mise au vot<text:span text:style-name="T1">e</text:span> à main levée, cette résolution est adoptée à <text:span text:style-name="T1">1</text:span> voix contre <text:span text:style-name="T1">0</text:span>.</text:p>
      <text:p text:style-name="Text_20_body"/>
      <text:p text:style-name="Text_20_body"/>
      <text:p text:style-name="Text_20_body">L'ordre du jour étant épuisé, la séance est levée à <text:span text:style-name="T1">11h</text:span>. </text:p>
      <text:p text:style-name="Text_20_body">De tout ce qui précède, il a été dressé le présent procès-verbal qui a été signé par le liquidateur.</text:p>
      <text:p text:style-name="Text_20_body"/>
      <text:p text:style-name="Text_20_body"/>
      <text:p text:style-name="Text_20_body">Fait le <text:span text:style-name="T1">10 octobre 2019</text:span>, à <text:span text:style-name="T1">Coti-Chiavari</text:span>.</text:p>
      <text:p text:style-name="Text_20_body">Le liquidateur</text:p>
      <text:p text:style-name="P3"><text:span text:style-name="T1">Francis Chaboui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12:26.522143466</meta:creation-date>
    <dc:date>2019-10-31T12:42:39.102890282</dc:date>
    <meta:editing-duration>PT13M23S</meta:editing-duration>
    <meta:editing-cycles>1</meta:editing-cycles>
    <meta:document-statistic meta:table-count="0" meta:image-count="0" meta:object-count="0" meta:page-count="2" meta:paragraph-count="28" meta:word-count="395" meta:character-count="2490" meta:non-whitespace-character-count="2121"/>
    <meta:generator>LibreOffice/6.0.7.3$Linux_X86_64 LibreOffice_project/00m0$Build-3</meta:generator>
  </office:meta>
</office:document-meta>
</file>